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5"/>
    <style:style style:name="P43"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44" style:family="paragraph" style:parent-style-name="Text_20_body" style:list-style-name="L1"/>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8"/>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7">
      <style:paragraph-properties fo:margin-top="0mm" fo:margin-bottom="0mm"/>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Heading_20_2">
      <style:paragraph-properties fo:break-before="page"/>
    </style:style>
    <style:style style:name="P62" style:family="paragraph" style:parent-style-name="Heading_20_3" style:list-style-name=""/>
    <style:style style:name="P63"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9"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9"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9"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9" text:outline-level="1"><text:bookmark text:name="__RefHeading__5616_369900646"/>La Comptabilité, la gestion<text:bookmark-end text:name="__RefHeading__5616_369900646"/></text:h>
      <text:h text:style-name="P61"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9"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Audit</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59"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399855125" text:style-name="L1">
        <text:list-item>
          <text:p text:style-name="P44">Le lettrage par quick_code pourra faire correspondre des postes comptables différentes</text:p>
        </text:list-item>
        <text:list-item>
          <text:p text:style-name="P44">L' extension TVA ne tient compte que des fiches de type client</text:p>
        </text:list-item>
        <text:list-item>
          <text:p text:style-name="P44">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554032882"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151122095" text:style-name="L3">
        <text:list-item>
          <text:p text:style-name="P45">Non, vous pouvez encoder sans suivre l'ordre chronologique et vous pouvez aussi effacer des opérations</text:p>
        </text:list-item>
        <text:list-item>
          <text:p text:style-name="P45">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text:soft-page-break/>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419624306" text:style-name="L4">
        <text:list-item>
          <text:p text:style-name="P46">Création, modification et effacement de fiche</text:p>
        </text:list-item>
        <text:list-item>
          <text:p text:style-name="P46">Création, modification et effacement <text:s/>de catégories de fiches</text:p>
        </text:list-item>
        <text:list-item>
          <text:p text:style-name="P46">Ajout de fiche</text:p>
        </text:list-item>
      </text:list>
      <text:p text:style-name="Text_20_body">Impression</text:p>
      <text:list xml:id="list169784731" text:style-name="L5">
        <text:list-item>
          <text:p text:style-name="P47">Journaux (limité aux journaux en lecture)</text:p>
        </text:list-item>
        <text:list-item>
          <text:p text:style-name="P47">Poste ( limité aux journaux en lecture)</text:p>
        </text:list-item>
        <text:list-item>
          <text:p text:style-name="P47">Fiche (limité aux journaux en lecture)</text:p>
        </text:list-item>
        <text:list-item>
          <text:p text:style-name="P47">Rapport (non limité aux journaux en lecture)</text:p>
        </text:list-item>
        <text:list-item>
          <text:p text:style-name="P47">création de rapport</text:p>
        </text:list-item>
      </text:list>
      <text:p text:style-name="Text_20_body">Opérations prédéfinies</text:p>
      <text:list xml:id="list1461575060" text:style-name="L6">
        <text:list-item>
          <text:p text:style-name="P48"><text:soft-page-break/>Effacement &amp; création, à ne pas confondre avec « Journaux en écriture avec opérations prédéfinies »</text:p>
        </text:list-item>
      </text:list>
      <text:p text:style-name="Text_20_body">Période</text:p>
      <text:list xml:id="list1669922722" text:style-name="L7">
        <text:list-item>
          <text:p text:style-name="P49">Ajout</text:p>
        </text:list-item>
        <text:list-item>
          <text:p text:style-name="P49">clôture</text:p>
        </text:list-item>
        <text:list-item>
          <text:p text:style-name="P49">centralisation</text:p>
        </text:list-item>
        <text:list-item>
          <text:p text:style-name="P49">Écriture Ouverture </text:p>
        </text:list-item>
      </text:list>
      <text:p text:style-name="Text_20_body">Stock</text:p>
      <text:list xml:id="list1945769204" text:style-name="L8">
        <text:list-item>
          <text:p text:style-name="P50">Gestion stock</text:p>
        </text:list-item>
      </text:list>
      <text:p text:style-name="Text_20_body">Gestion courrier</text:p>
      <text:p text:style-name="Text_20_body">Import en banque</text:p>
      <text:p text:style-name="Text_20_body">Comptabilité Analytique</text:p>
      <text:list xml:id="list1644699353" text:style-name="L9">
        <text:list-item>
          <text:p text:style-name="P51">Ajout de plan analytique</text:p>
        </text:list-item>
        <text:list-item>
          <text:p text:style-name="P51">Ajout de poste analytique</text:p>
        </text:list-item>
        <text:list-item>
          <text:p text:style-name="P51">Ajout de groupe analytique</text:p>
        </text:list-item>
        <text:list-item>
          <text:p text:style-name="P51">Impression</text:p>
        </text:list-item>
      </text:list>
      <text:p text:style-name="Text_20_body">Paramètres</text:p>
      <text:list xml:id="list1388602891" text:style-name="L10">
        <text:list-item>
          <text:p text:style-name="P52">Coordonnées société</text:p>
        </text:list-item>
        <text:list-item>
          <text:p text:style-name="P52">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337877302"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656889841"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text:soft-page-break/>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252016306"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596594358"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text:soft-page-break/>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74860166" text:style-name="L12">
        <text:list-item>
          <text:p text:style-name="P32">le détail de l'opération </text:p>
        </text:list-item>
        <text:list-item>
          <text:p text:style-name="P32">les écritures comptables qui ont été générées</text:p>
        </text:list-item>
        <text:list-item>
          <text:p text:style-name="P32">la pièce justificative attachée</text:p>
        </text:list-item>
        <text:list-item>
          <text:p text:style-name="P32">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text:soft-page-break/>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text:soft-page-break/>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2056319374" text:style-name="L13">
        <text:list-item>
          <text:p text:style-name="P33">solde est le solde du compte en banque d'après votre comptabilité</text:p>
        </text:list-item>
        <text:list-item>
          <text:p text:style-name="P33">solde rapproché est le solde de votre compte en banque mais en ne considérant que les opérations <text:span text:style-name="T5">qui ont</text:span> un numéro d'extrait de compte ou de relevé bancaire</text:p>
        </text:list-item>
        <text:list-item>
          <text:p text:style-name="P33">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oft-page-break/><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oft-page-break/><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436694404" text:style-name="L14">
        <text:list-item>
          <text:p text:style-name="P34"><text:soft-page-break/>les postes sont toujours écrits entre crochets; <text:line-break/>exemple : [ 4511] </text:p>
        </text:list-item>
        <text:list-item>
          <text:p text:style-name="P34">pour avoir la somme du poste et des sous-postes, il faut utiliser le %;<text:line-break/>exemple [45%]</text:p>
        </text:list-item>
      </text:list>
      <text:list xml:id="list1552354586" text:style-name="L15">
        <text:list-item>
          <text:p text:style-name="P35">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5">Si vous souhaitez n'avoir que le crédit ou le débit, utilisez le D ou le C avant la fermeture du crochet.</text:p>
        </text:list-item>
      </text:list>
      <text:list xml:id="list390002348" text:style-name="L16">
        <text:list-item>
          <text:p text:style-name="P36">Pour avoir un montant négatif si le crédit est supérieur au débit, il faut avoir S avant la fermeture du crochet exemple : [7%S] , [55001S]</text:p>
          <text:p text:style-name="P36">Drapeau :</text:p>
          <text:list>
            <text:list-item>
              <text:p text:style-name="P36">S= Signed : négatif si C &gt; D</text:p>
            </text:list-item>
            <text:list-item>
              <text:p text:style-name="P36">D = Uniquement Débit</text:p>
            </text:list-item>
            <text:list-item>
              <text:p text:style-name="P36">C = uniquement Crédit</text:p>
            </text:list-item>
            <text:list-item>
              <text:p text:style-name="P36">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03140666" text:style-name="L17">
        <text:list-item>
          <text:p text:style-name="P37">La première, est que les postes comptables des marchandises à vendre et à acheter ne sont pas les mêmes.</text:p>
        </text:list-item>
        <text:list-item>
          <text:p text:style-name="P37">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907898341" text:style-name="L18">
        <text:list-item>
          <text:p text:style-name="P53">Perte de la facture d'achat</text:p>
        </text:list-item>
        <text:list-item>
          <text:p text:style-name="P53">Non paiement de la facture de vente</text:p>
        </text:list-item>
        <text:list-item>
          <text:p text:style-name="P53">Paiement sans document d'achat (avance TVA,...)</text:p>
        </text:list-item>
        <text:list-item>
          <text:p text:style-name="P53">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text:soft-page-break/>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95289562" text:style-name="L19">
        <text:list-item>
          <text:p text:style-name="P38">le suivi des clients, fournisseurs, des administrations (taxes, formalités...)...</text:p>
        </text:list-item>
        <text:list-item>
          <text:p text:style-name="P38">la génération de documents tel que facture, note de crédit, bordereau de livraison, bons de commande...</text:p>
        </text:list-item>
        <text:list-item>
          <text:p text:style-name="P38">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text:soft-page-break/>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text:soft-page-break/>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text:soft-page-break/>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9"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1068414447" text:style-name="L20">
        <text:list-item>
          <text:p text:style-name="P39">Label, est le nom de menu de votre extension</text:p>
        </text:list-item>
        <text:list-item>
          <text:p text:style-name="P39">Code est utilisé pour inclure le fichier du plugin, il correspond au champs caché EXT</text:p>
        </text:list-item>
        <text:list-item>
          <text:p text:style-name="P39">Fichier est le chemin complet vers l'extension</text:p>
        </text:list-item>
        <text:list-item>
          <text:p text:style-name="P39">Sécurité : qui peut appeler le plugin <text:line-break/></text:p>
        </text:list-item>
      </text:list>
      <text:p text:style-name="Standard"><text:s/>Pour notre extension, les valeurs suivantes sont données</text:p>
      <text:list xml:id="list728041325" text:style-name="L21">
        <text:list-item>
          <text:p text:style-name="P40">Label : Mon dummy à moi</text:p>
        </text:list-item>
      </text:list>
      <text:list xml:id="list1212624823" text:style-name="L22">
        <text:list-item>
          <text:p text:style-name="P41">code : dum</text:p>
        </text:list-item>
        <text:list-item>
          <text:p text:style-name="P41">Fichier : dummy/dummy.php</text:p>
        </text:list-item>
        <text:list-item>
          <text:p text:style-name="P41">Sécurité : aucune</text:p>
          <text:p text:style-name="P43"><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text:soft-page-break/>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60" text:outline-level="1" text:is-list-header="true"><text:bookmark text:name="__RefHeading__3318_1659357091"/>Annexe <text:bookmark-end text:name="__RefHeading__3318_1659357091"/></text:h>
      <text:h text:style-name="P61" text:outline-level="2" text:restart-numbering="true" text:start-value="-1"><text:bookmark text:name="__RefHeading__4631_369900646"/>Trucs et astuces<text:bookmark-end text:name="__RefHeading__4631_369900646"/></text:h>
      <text:h text:style-name="P62"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2"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5.3 (décembre 2010)</text:h>
      <text:p text:style-name="Text_20_body">Nouveautés:</text:p>
      <text:list xml:id="list1656088380" text:style-name="L23">
        <text:list-item>
          <text:p text:style-name="P54">Possibilité de réouvrir des périodes fermées</text:p>
        </text:list-item>
        <text:list-item>
          <text:p text:style-name="P54">Changement de la date de l'opération dans le détail opérations</text:p>
        </text:list-item>
        <text:list-item>
          <text:p text:style-name="P54">Ajout de commentaire possible dans le détail des opérations</text:p>
        </text:list-item>
        <text:list-item>
          <text:p text:style-name="P54">Ajout d'une limite de dates dans les prévisions</text:p>
        </text:list-item>
        <text:list-item>
          <text:p text:style-name="P54">Ajout de couleur dans les prévisions</text:p>
        </text:list-item>
        <text:list-item>
          <text:p text:style-name="P54">Ajout de l'export de l'historique d'un compte ou d'une fiche, en csv ou en pdf depuis une fenêtre « pop me up »</text:p>
        </text:list-item>
        <text:list-item>
          <text:p text:style-name="P54">Déplacement du menu période dans le menu Paramètre</text:p>
        </text:list-item>
        <text:list-item>
          <text:p text:style-name="P54">Audit des personnes se connectant ou essayant de se connecter</text:p>
        </text:list-item>
        <text:list-item>
          <text:p text:style-name="P54">Ajout d'un captcha (optionnel)</text:p>
        </text:list-item>
      </text:list>
      <text:p text:style-name="Text_20_body">Améliorations:</text:p>
      <text:list xml:id="list129007885" text:style-name="L24">
        <text:list-item>
          <text:p text:style-name="P55">Traitement des fiches plus rapide </text:p>
        </text:list-item>
        <text:list-item>
          <text:p text:style-name="P55">Apparence des montants</text:p>
        </text:list-item>
        <text:list-item>
          <text:p text:style-name="P55">Apparence des fiches, détail et historique </text:p>
        </text:list-item>
        <text:list-item>
          <text:p text:style-name="P55">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text:soft-page-break/>changements</text:p>
      <text:list xml:id="list2136310705" text:style-name="L25">
        <text:list-item>
          <text:p text:style-name="P42">Ajout balance par catégorie de fiche</text:p>
        </text:list-item>
        <text:list-item>
          <text:p text:style-name="P42">Quand on demande le détail d'une opération, on peut l'imprimer et voir tous les détails de cette opération si on clique sur popme up. Les détails pour les opérations analytiques ne sont visible que dans le popup.</text:p>
        </text:list-item>
        <text:list-item>
          <text:p text:style-name="P42">En cliquant sur un numéro interne, on a le détail de l'opération mais à l'intérieur de la page et non plus dans un popup</text:p>
        </text:list-item>
        <text:list-item>
          <text:p text:style-name="P42">Dans les détails d'opérations, on a aussi des liens vers les historiques par fiche ou par poste comptable, si on clique sur une fiche ou sur un poste comptable</text:p>
        </text:list-item>
        <text:list-item>
          <text:p text:style-name="P42">Depuis les impressions → balances et impression → poste, on a les détails des opérations ainsi que dans impression → <text:s/>poste</text:p>
        </text:list-item>
        <text:list-item>
          <text:p text:style-name="P42">Pour les balances, on peut choisir les journaux : adapté à ceux en ayant vraiment beaucoup</text:p>
        </text:list-item>
        <text:list-item>
          <text:p text:style-name="P42">Depuis les lettrages, on peut aussi accéder aux détails d'une opération</text:p>
        </text:list-item>
        <text:list-item>
          <text:p text:style-name="P42">Le menu Grand Livre devient le menu Historique</text:p>
        </text:list-item>
        <text:list-item>
          <text:p text:style-name="P42">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2">Impression - Rapprochement </text:p>
        </text:list-item>
        <text:list-item>
          <text:p text:style-name="P42">confirmation quand effacement d'un Plan Analytique (comptabilité analytique -&gt; Plan Analytique)</text:p>
        </text:list-item>
        <text:list-item>
          <text:p text:style-name="P42">Déplacement de fiche : les attributs manquant sont ajoutés !</text:p>
        </text:list-item>
        <text:list-item>
          <text:p text:style-name="P42">Dans les balances, on peut choisir plusieurs journaux ou plusieurs cat. de journal. Les données sont filtrées en plus d'après la sécurité</text:p>
        </text:list-item>
        <text:list-item>
          <text:p text:style-name="P42">Dans impression -&gt; poste, on peut filtrer les opérations suivant qu'elles sont lettrées ou non.</text:p>
        </text:list-item>
        <text:list-item>
          <text:p text:style-name="P42">Après avoir sauvé une opération, vous pouvez avoir le détail de l'opération en cliquant sur le numéro interne qui s'affiche</text:p>
        </text:list-item>
        <text:list-item>
          <text:p text:style-name="P42">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2">Ajout bouton "ajoutez ligne" pour les OD en CA</text:p>
        </text:list-item>
        <text:list-item>
          <text:p text:style-name="P42">Ajout bouton "ajoutez ligne" pour les prévisions</text:p>
        </text:list-item>
        <text:list-item>
          <text:p text:style-name="P42">Ajout l'impression pour les lettrages par poste comptables</text:p>
        </text:list-item>
        <text:list-item>
          <text:p text:style-name="P42">Les historiques des fiches et postes comptables (impression → poste et impression et catégorie → historique) ont un solde progressif</text:p>
        </text:list-item>
        <text:list-item>
          <text:p text:style-name="P42">La recherche peut se faire dans plusieurs journaux à la fois</text:p>
        </text:list-item>
        <text:list-item>
          <text:p text:style-name="P42">Les balances peuvent être faites pour plusieurs journaux ou par catégorie de journal</text:p>
        </text:list-item>
        <text:list-item>
          <text:p text:style-name="P42">Amélioration de la vérification de la comptabilité (Avancé → Vérification)</text:p>
        </text:list-item>
        <text:list-item>
          <text:p text:style-name="P42">La date par défaut quand on encode une nouvelle écriture, est la date de la dernière écriture du journal choisi.</text:p>
        </text:list-item>
        <text:list-item>
          <text:p text:style-name="P42">Pour les opérations de banque, on peut choisir de numéroter chaque opération, ou de donner à chacune le même numéro d'extrait (relevé bancaire)</text:p>
        </text:list-item>
        <text:list-item>
          <text:p text:style-name="P42">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2"/>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text:soft-page-break/>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440429382" text:style-name="L26">
        <text:list-item>
          <text:p text:style-name="P56">nouveau menu Catégorie, vous permet de visualiser par catégorie de fiche avec l'historique des opérations ou simplement le résumé.</text:p>
        </text:list-item>
        <text:list-item>
          <text:p text:style-name="P56">nouveau (contribution) une nouvelle possibilité est d'imprimer le grand livre * nouveau : support complet de l'Unicode pour les impressions</text:p>
        </text:list-item>
        <text:list-item>
          <text:p text:style-name="P5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text:soft-page-break/>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774336945" text:style-name="L27">
        <text:list-item>
          <text:p text:style-name="P58"> pj reprend le n° de pièce justificative</text:p>
        </text:list-item>
        <text:list-item>
          <text:p text:style-name="P57">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text:soft-page-break/>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1227-15:03</text:modification-date><text:tab/><text:tab/><text:page-number text:select-page="current">6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12-27T15:03:27</dc:date>
    <meta:print-date>2010-07-31T03:36:48</meta:print-date>
    <meta:editing-cycles>780</meta:editing-cycles>
    <meta:editing-duration>PT56H24M34S</meta:editing-duration>
    <dc:creator>dany </dc:creator>
    <meta:printed-by>Dany De Bontridder</meta:printed-by>
    <meta:document-statistic meta:table-count="12" meta:image-count="0" meta:object-count="0" meta:page-count="63" meta:paragraph-count="1242" meta:word-count="19425" meta:character-count="120857"/>
    <meta:user-defined meta:name="Info 1"/>
    <meta:user-defined meta:name="Info 2"/>
    <meta:user-defined meta:name="Info 3"/>
    <meta:user-defined meta:name="Info 4"/>
  </office:meta>
</office:document-meta>
</file>